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755798050" text:style-name="L1">
        <text:list-item>
          <text:p text:style-name="P2">These all link to the same case:</text:p>
        </text:list-item>
        <text:list-item>
          <text:p text:style-name="P3">/$court/$case-number</text:p>
        </text:list-item>
        <text:list-item>
          <text:p text:style-name="P3">/$court/$case-number.pdf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login → Where to login</text:p>
        </text:list-item>
        <text:list-item>
          <text:p text:style-name="P3">/log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3">/profile/alerts → Lists all the alerts for a user, and allows them to change them</text:p>
        </text:list-item>
        <text:list-item>
          <text:p text:style-name="P3">/profile/account → Shows the basic information for a user, and allows them to edit it.</text:p>
        </text:list-item>
        <text:list-item>
          <text:p text:style-name="P3"/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alert/edit/$username/$alertnumber → Edit or delete an alert</text:p>
        </text:list-item>
        <text:list-item>
          <text:p text:style-name="P3">alert/advanced-techniques → Detailed notes on how to use the boolean queries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popular-alerts → list of popular or impressive alerts, perhaps curated, perhaps dynamically created.</text:p>
        </text:list-item>
        <text:list-item>
          <text:p text:style-name="P3"><text:soft-page-break/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contribute</text:p>
          <text:list>
            <text:list-item>
              <text:list>
                <text:list-item>
                  <text:list>
                    <text:list-item>
                      <text:p text:style-name="P2">/contribute#license – where we tell people about the code, our license, etc.</text:p>
                    </text:list-item>
                    <text:list-item>
                      <text:p text:style-name="P2">/contribute#bugs – where we direct people that might want to file a bug</text:p>
                    </text:list-item>
                    <text:list-item>
                      <text:p text:style-name="P2">/contribute#get-involved – suggestions for ways to get involv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/about</text:p>
          <text:list>
            <text:list-item>
              <text:list>
                <text:list-item>
                  <text:list>
                    <text:list-item>
                      <text:p text:style-name="P2">/about#the-site – URL could use improvement for this one, but this is where we discuss the site, and how it works. Stuff like that.</text:p>
                    </text:list-item>
                    <text:list-item>
                      <text:p text:style-name="P2">/about#privacy – a pointer to /terms#privacy, with a rough version</text:p>
                    </text:list-item>
                    <text:list-item>
                      <text:p text:style-name="P2">/about#contribute – where we tell people about the code, bug reports, etc.</text:p>
                    </text:list-item>
                  </text:list>
                </text:list-item>
                <text:list-item>
                  <text:p text:style-name="P2">/terms</text:p>
                  <text:list>
                    <text:list-item>
                      <text:p text:style-name="P2">/terms#promises – we make no guarantees, we are not your lawyer, yada yada yada.</text:p>
                    </text:list-item>
                    <text:list-item>
                      <text:p text:style-name="P2">/terms#privacy – a more formal version of our privacy policy</text:p>
                    </text:list-item>
                    <text:list-item>
                      <text:p text:style-name="P2">/terms#other? – other stuff, I don't know what we need in here off hand..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3-20T10:34:51</dc:date>
    <dc:creator>Michael Lissner</dc:creator>
    <meta:editing-duration>PT39H41M41S</meta:editing-duration>
    <meta:editing-cycles>14</meta:editing-cycles>
    <meta:generator>OpenOffice.org/3.1$Linux OpenOffice.org_project/310m19$Build-9420</meta:generator>
    <meta:document-statistic meta:table-count="0" meta:image-count="0" meta:object-count="0" meta:page-count="2" meta:paragraph-count="43" meta:word-count="415" meta:character-count="2375"/>
  </office:meta>
</office:document-meta>
</file>